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028cm" fo:min-width="3.482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114cm" fo:min-width="2.891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114cm" fo:min-width="3.34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114cm" fo:min-width="2.89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114cm" fo:min-width="4.119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4.95cm" svg:height="2.831cm" draw:transform="skewX (0.00174532925199433) translate (2.148cm 14.879cm)">
          <text:p text:style-name="P1">5.0</text:p>
          <text:p text:style-name="P1">Product_Sales</text:p>
          <draw:enhanced-geometry svg:viewBox="0 0 21600 21600" draw:text-areas="4230 4230 21600 21600" draw:mirror-horizontal="false" draw:mirror-vertical="false" draw:type="flowchart-internal-storage" draw:enhanced-path="M 0 0 L 21600 0 21600 21600 0 21600 Z N M 4230 0 L 4230 21600 N M 0 4230 L 21600 4230 N"/>
        </draw:custom-shape>
        <draw:custom-shape draw:style-name="gr2" draw:text-style-name="P1" xml:id="id1" draw:id="id1" draw:layer="layout" svg:width="4.215cm" svg:height="2.939cm" draw:transform="skewX (0.00139626340159546) translate (7.413cm 10.307cm)">
          <text:p text:style-name="P1">4.0</text:p>
          <text:p text:style-name="P1">Products</text:p>
          <draw:enhanced-geometry svg:viewBox="0 0 21600 21600" draw:text-areas="4230 4230 21600 21600" draw:mirror-horizontal="false" draw:mirror-vertical="false" draw:type="flowchart-internal-storage" draw:enhanced-path="M 0 0 L 21600 0 21600 21600 0 21600 Z N M 4230 0 L 4230 21600 N M 0 4230 L 21600 4230 N"/>
        </draw:custom-shape>
        <draw:custom-shape draw:style-name="gr3" draw:text-style-name="P1" xml:id="id4" draw:id="id4" draw:layer="layout" svg:width="4.779cm" svg:height="2.939cm" draw:transform="skewX (0.00174532925199433) translate (14.465cm 10.307cm)">
          <text:p text:style-name="P1">1.0</text:p>
          <text:p text:style-name="P1">Raw_materials</text:p>
          <draw:enhanced-geometry svg:viewBox="0 0 21600 21600" draw:text-areas="4230 4230 21600 21600" draw:mirror-horizontal="false" draw:mirror-vertical="false" draw:type="flowchart-internal-storage" draw:enhanced-path="M 0 0 L 21600 0 21600 21600 0 21600 Z N M 4230 0 L 4230 21600 N M 0 4230 L 21600 4230 N"/>
        </draw:custom-shape>
        <draw:custom-shape draw:style-name="gr4" draw:text-style-name="P1" xml:id="id3" draw:id="id3" draw:layer="layout" svg:width="4.214cm" svg:height="2.939cm" draw:transform="skewX (0.00174532925199433) translate (19.694cm 4.429cm)">
          <text:p text:style-name="P1">3.0</text:p>
          <text:p text:style-name="P1">Mixing</text:p>
          <draw:enhanced-geometry svg:viewBox="0 0 21600 21600" draw:text-areas="4230 4230 21600 21600" draw:mirror-horizontal="false" draw:mirror-vertical="false" draw:type="flowchart-internal-storage" draw:enhanced-path="M 0 0 L 21600 0 21600 21600 0 21600 Z N M 4230 0 L 4230 21600 N M 0 4230 L 21600 4230 N"/>
        </draw:custom-shape>
        <draw:custom-shape draw:style-name="gr5" draw:text-style-name="P1" xml:id="id5" draw:id="id5" draw:layer="layout" svg:width="5.742cm" svg:height="2.939cm" draw:transform="skewX (0.00139626340159546) translate (20.026cm 15.206cm)">
          <text:p text:style-name="P1">2.0</text:p>
          <text:p text:style-name="P1">raw_material_sales</text:p>
          <draw:enhanced-geometry svg:viewBox="0 0 21600 21600" draw:text-areas="4230 4230 21600 21600" draw:mirror-horizontal="false" draw:mirror-vertical="false" draw:type="flowchart-internal-storage" draw:enhanced-path="M 0 0 L 21600 0 21600 21600 0 21600 Z N M 4230 0 L 4230 21600 N M 0 4230 L 21600 4230 N"/>
        </draw:custom-shape>
        <draw:connector draw:style-name="gr6" draw:text-style-name="P2" draw:layer="layout" svg:x1="7.411cm" svg:y1="11.776cm" svg:x2="4.623cm" svg:y2="14.879cm" draw:start-shape="id1" draw:start-glue-point="3" draw:end-shape="id2" draw:end-glue-point="0" svg:d="M7411 11776h-2788v3103" svg:viewBox="0 0 2789 3104">
          <text:p/>
        </draw:connector>
        <draw:connector draw:style-name="gr6" draw:text-style-name="P2" draw:layer="layout" svg:x1="19.691cm" svg:y1="5.898cm" svg:x2="9.52cm" svg:y2="10.307cm" draw:start-shape="id3" draw:start-glue-point="3" draw:end-shape="id1" draw:end-glue-point="0" svg:d="M19691 5898h-10171v4409" svg:viewBox="0 0 10172 4410">
          <text:p/>
        </draw:connector>
        <draw:connector draw:style-name="gr6" draw:text-style-name="P2" draw:layer="layout" svg:x1="16.849cm" svg:y1="13.246cm" svg:x2="20.024cm" svg:y2="16.675cm" draw:start-shape="id4" draw:start-glue-point="2" draw:end-shape="id5" draw:end-glue-point="3" svg:d="M16849 13246v3429h3175" svg:viewBox="0 0 3176 3430">
          <text:p/>
        </draw:connector>
        <draw:connector draw:style-name="gr6" draw:text-style-name="P2" draw:layer="layout" svg:x1="19.241cm" svg:y1="11.776cm" svg:x2="21.796cm" svg:y2="7.368cm" draw:start-shape="id4" draw:start-glue-point="1" draw:end-shape="id3" svg:d="M19241 11776h2555v-4408" svg:viewBox="0 0 2556 4409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9T12:28:45.325202030</meta:creation-date>
    <dc:date>2021-07-29T12:57:52.281547506</dc:date>
    <meta:editing-duration>PT7M53S</meta:editing-duration>
    <meta:editing-cycles>2</meta:editing-cycles>
    <meta:generator>LibreOffice/6.4.7.2$Linux_X86_64 LibreOffice_project/40$Build-2</meta:generator>
    <meta:document-statistic meta:object-count="9"/>
  </office:meta>
</office:document-meta>
</file>